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</text:span><text:span text:style-name="T1">столбца A может </text:span><text:span text:style-name="T1">быть любой текст. </text:span><text:span text:style-name="T1">Читаются только </text:span><text:span text:style-name="T1">данные из </text:span><text:span text:style-name="T1">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37.47mm" svg:y="9.13mm" draw:caption-point-x="0mm" draw:caption-point-y="0mm">
              <dc:date>2018-05-10T00:00:00</dc:date>
              <text:p text:style-name="P1"><text:span text:style-name="T1">Формат </text:span><text:span text:style-name="T1">времени: YYYY-</text:span><text:span text:style-name="T1">MM-DD HH:MM</text:span></text:p>
            </office:annotation>
            <text:p>Время старта</text:p>
          </table:table-cell>
          <table:table-cell table:style-name="ce2" office:value-type="string" calcext:value-type="string">
            <text:p>XXX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 style:data-style-name="N2" text:time-value="22:41:16.5117534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3T22:47:36.609026644</dc:date>
    <meta:editing-duration>PT14M38S</meta:editing-duration>
    <meta:editing-cycles>5</meta:editing-cycles>
    <meta:generator>LibreOffice/5.1.6.2$Linux_X86_64 LibreOffice_project/10m0$Build-2</meta:generator>
    <meta:document-statistic meta:table-count="1" meta:cell-count="6" meta:object-count="0"/>
  </office:meta>
</office:document-meta>
</file>